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712cm" style:rel-column-width="3805*"/>
    </style:style>
    <style:style style:name="Table1.B" style:family="table-column">
      <style:table-column-properties style:column-width="4.621cm" style:rel-column-width="2620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b405" officeooo:paragraph-rsid="0015b405"/>
    </style:style>
    <style:style style:name="P2" style:family="paragraph" style:parent-style-name="Standard">
      <style:text-properties officeooo:rsid="001660e4" officeooo:paragraph-rsid="001660e4"/>
    </style:style>
    <style:style style:name="P3" style:family="paragraph" style:parent-style-name="Standard">
      <style:text-properties style:text-underline-style="solid" style:text-underline-width="auto" style:text-underline-color="font-color" officeooo:rsid="001660e4" officeooo:paragraph-rsid="001660e4"/>
    </style:style>
    <style:style style:name="P4" style:family="paragraph" style:parent-style-name="Table_20_Contents">
      <style:text-properties officeooo:rsid="001660e4" officeooo:paragraph-rsid="001660e4"/>
    </style:style>
    <style:style style:name="P5" style:family="paragraph" style:parent-style-name="Standard" style:list-style-name="L1">
      <style:text-properties officeooo:rsid="001660e4" officeooo:paragraph-rsid="001660e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b405" officeooo:paragraph-rsid="0015b405" style:font-weight-asian="bold" style:font-weight-complex="bold"/>
    </style:style>
    <style:style style:name="P7" style:family="paragraph" style:parent-style-name="Standard">
      <style:text-properties fo:font-weight="bold" officeooo:rsid="001660e4" officeooo:paragraph-rsid="001660e4" style:font-weight-asian="bold" style:font-weight-complex="bold"/>
    </style:style>
    <style:style style:name="P8" style:family="paragraph" style:parent-style-name="Table_20_Contents">
      <style:text-properties fo:font-weight="bold" officeooo:rsid="001660e4" officeooo:paragraph-rsid="001660e4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65cm" fo:min-width="2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695cm" fo:min-width="2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38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Arrowheads_20_1" draw:fill="none" draw:fill-color="#ffffff" fo:min-height="1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Arrowheads_20_1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heads_20_1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Architecture of the project:</text:p>
      <text:p text:style-name="P6"/>
      <text:p text:style-name="P6"/>
      <text:p text:style-name="P1"><draw:custom-shape text:anchor-type="paragraph" draw:z-index="1" draw:name="Shape1" draw:style-name="gr2" draw:text-style-name="P9" svg:width="2.694cm" svg:height="2.696cm" svg:x="9.571cm" svg:y="0.012cm"><text:p text:style-name="P9">AWS Lambda </text:p><text:p text:style-name="P9">Web Service</text:p><draw:enhanced-geometry svg:viewBox="0 0 21600 21600" draw:type="rectangle" draw:enhanced-path="M 0 0 L 21600 0 21600 21600 0 21600 0 0 Z N"/></draw:custom-shape><draw:frame text:anchor-type="paragraph" draw:z-index="8" draw:name="Shape4" draw:style-name="gr6" draw:text-style-name="P10" svg:width="1.398cm" svg:height="0.722cm" svg:x="7.814cm" svg:y="0.319cm"><draw:text-box><text:p>Request</text:p></draw:text-box></draw:frame></text:p>
      <text:p text:style-name="P1"><draw:custom-shape text:anchor-type="paragraph" draw:z-index="0" draw:name="Shape1" draw:style-name="gr1" draw:text-style-name="P9" svg:width="2.55cm" svg:height="1.066cm" svg:x="5.265cm" svg:y="0.554cm"><text:p text:style-name="P9">GET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9" svg:width="2.86cm" svg:height="0.939cm" svg:x="13.758cm" svg:y="0.362cm"><text:p text:style-name="P9">RDS Tables</text:p><draw:enhanced-geometry svg:viewBox="0 0 21600 21600" draw:type="rectangle" draw:enhanced-path="M 0 0 L 21600 0 21600 21600 0 21600 0 0 Z N"/></draw:custom-shape><draw:line text:anchor-type="paragraph" draw:z-index="3" draw:name="Shape2" draw:style-name="gr4" draw:text-style-name="P9" svg:x1="7.814cm" svg:y1="0.92cm" svg:x2="9.571cm" svg:y2="0.915cm"><text:p/></draw:line><draw:line text:anchor-type="paragraph" draw:z-index="4" draw:name="Shape2" draw:style-name="gr4" draw:text-style-name="P9" svg:x1="12.215cm" svg:y1="0.841cm" svg:x2="13.758cm" svg:y2="0.841cm"><text:p/></draw:line><draw:line text:anchor-type="paragraph" draw:z-index="5" draw:name="Shape3" draw:style-name="gr4" draw:text-style-name="P9" svg:x1="0.767cm" svg:y1="1.011cm" svg:x2="5.265cm" svg:y2="0.993cm"><text:p/></draw:line><draw:line text:anchor-type="paragraph" draw:z-index="7" draw:name="Shape2" draw:style-name="gr4" draw:text-style-name="P11" svg:x1="9.571cm" svg:y1="1.356cm" svg:x2="7.814cm" svg:y2="1.356cm"><text:p/></draw:line><draw:frame text:anchor-type="paragraph" draw:z-index="9" draw:name="Shape4" draw:style-name="gr7" draw:text-style-name="P10" svg:width="2.091cm" svg:height="0.53cm" svg:x="7.696cm" svg:y="1.619cm"><draw:text-box><text:p>Response</text:p></draw:text-box></draw:frame></text:p>
      <text:p text:style-name="P1"><draw:frame text:anchor-type="paragraph" draw:z-index="6" draw:name="Shape4" draw:style-name="gr5" draw:text-style-name="P10" svg:width="4.474cm" svg:height="1.241cm" svg:x="0.263cm" svg:y="0.074cm"><draw:text-box><text:p>Input URL to be validated</text:p></draw:text-box></draw:frame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Component</text:p>
          </table:table-cell>
          <table:table-cell table:style-name="Table1.A1" office:value-type="string">
            <text:p text:style-name="P8">AWS Service</text:p>
          </table:table-cell>
          <table:table-cell table:style-name="Table1.C1" office:value-type="string">
            <text:p text:style-name="P8">Platform</text:p>
          </table:table-cell>
        </table:table-row>
        <table:table-row>
          <table:table-cell table:style-name="Table1.A2" office:value-type="string">
            <text:p text:style-name="P4">Requestor(GET)</text:p>
          </table:table-cell>
          <table:table-cell table:style-name="Table1.A2" office:value-type="string">
            <text:p text:style-name="P4">API Gateway</text:p>
          </table:table-cell>
          <table:table-cell table:style-name="Table1.C2" office:value-type="string">
            <text:p text:style-name="P4">GET Method</text:p>
          </table:table-cell>
        </table:table-row>
        <table:table-row>
          <table:table-cell table:style-name="Table1.A2" office:value-type="string">
            <text:p text:style-name="P4">Web Service</text:p>
          </table:table-cell>
          <table:table-cell table:style-name="Table1.A2" office:value-type="string">
            <text:p text:style-name="P4">AWS Lambda</text:p>
          </table:table-cell>
          <table:table-cell table:style-name="Table1.C2" office:value-type="string">
            <text:p text:style-name="P4">Python 3.6</text:p>
          </table:table-cell>
        </table:table-row>
        <table:table-row>
          <table:table-cell table:style-name="Table1.A2" office:value-type="string">
            <text:p text:style-name="P4">Relational Database</text:p>
          </table:table-cell>
          <table:table-cell table:style-name="Table1.A2" office:value-type="string">
            <text:p text:style-name="P4">AWS RDS</text:p>
          </table:table-cell>
          <table:table-cell table:style-name="Table1.C2" office:value-type="string">
            <text:p text:style-name="P4">MySQL</text:p>
          </table:table-cell>
        </table:table-row>
      </table:table>
      <text:p text:style-name="P1"/>
      <text:p text:style-name="P7">RDS Tables:</text:p>
      <text:p text:style-name="P2"><text:s/>The following <text:s/>two MySql Tables are used:</text:p>
      <text:list xml:id="list5003735597404418209" text:style-name="L1">
        <text:list-item>
          <text:p text:style-name="P5">HOSTNAME_Based_URLS – To store and compare the Hostname based URL’s</text:p>
        </text:list-item>
        <text:list-item>
          <text:p text:style-name="P5">IP_Based_Hosts – To store and compare the IP based URL’s</text:p>
          <text:p text:style-name="P5"/>
        </text:list-item>
      </text:list>
      <text:p text:style-name="P3"><text:s/>Schema of <text:s/>“<text:span text:style-name="T1">HOSTNAME_Based_URLS</text:span>” Table:</text:p>
      <text:p text:style-name="P2"/>
      <text:p text:style-name="P2">+-----------+--------------+------+-----+---------+-------+</text:p>
      <text:p text:style-name="P2">| Field <text:s text:c="4"/>| Type <text:s text:c="8"/>| Null | Key | Default | Extra |</text:p>
      <text:p text:style-name="P2">+-----------+--------------+------+-----+---------+-------+</text:p>
      <text:p text:style-name="P2">| Host_Name | varchar(255) | NO <text:s text:c="2"/>| PRI | NULL <text:s text:c="3"/>| <text:s text:c="6"/>|</text:p>
      <text:p text:style-name="P2">| Category <text:s/>| varchar(45) <text:s/>| YES <text:s/>| <text:s text:c="4"/>| NULL <text:s text:c="3"/>| <text:s text:c="6"/>|</text:p>
      <text:p text:style-name="P2">| QS_And_QP | mediumtext <text:s text:c="2"/>| YES <text:s/>| <text:s text:c="4"/>| NULL <text:s text:c="3"/>| <text:s text:c="6"/>|</text:p>
      <text:p text:style-name="P2">+-----------+--------------+------+-----+---------+-------+</text:p>
      <text:p text:style-name="P2"/>
      <text:p text:style-name="P2"/>
      <text:p text:style-name="P3">Schema of “<text:span text:style-name="T1">IP_Based_Hosts</text:span>” Table :</text:p>
      <text:p text:style-name="P3"/>
      <text:p text:style-name="P3">+----------+--------------+------+-----+---------+-------+</text:p>
      <text:p text:style-name="P3">| Field <text:s text:c="3"/>| Type <text:s text:c="8"/>| Null | Key | Default | Extra |</text:p>
      <text:p text:style-name="P3">+----------+--------------+------+-----+---------+-------+</text:p>
      <text:p text:style-name="P3">| Host_IP <text:s/>| varchar(25) <text:s/>| NO <text:s text:c="2"/>| PRI | NULL <text:s text:c="3"/>| <text:s text:c="6"/>|</text:p>
      <text:p text:style-name="P3">| Category | varchar(255) | YES <text:s/>| <text:s text:c="4"/>| NULL <text:s text:c="3"/>| <text:s text:c="6"/>|</text:p>
      <text:p text:style-name="P3">+----------+--------------+------+-----+---------+-------+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3:18:13.241784088</meta:creation-date>
    <dc:date>2018-05-13T23:40:27.031861376</dc:date>
    <meta:editing-duration>PT10M5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87" meta:character-count="1168" meta:non-whitespace-character-count="952"/>
  </office:meta>
</office:document-meta>
</file>